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156082" fo:border-left="none" fo:border-right="none" style:vertical-align="automatic" style:repeat-content="false"/>
      <style:paragraph-properties fo:text-align="center"/>
      <style:text-properties fo:color="#0E2841" fo:font-size="15pt" style:font-size-asian="15pt" style:font-size-complex="15pt" fo:font-weight="bold" style:font-weight-asian="bold" style:font-weight-complex="bold"/>
    </style:style>
    <style:style style:name="ce3" style:family="table-cell" style:parent-style-name="Heading_32_1" style:data-style-name="N0">
      <style:table-cell-properties fo:border="none" style:vertical-align="automatic"/>
      <style:text-properties fo:color="#0E2841" fo:font-size="15pt" style:font-size-asian="15pt" style:font-size-complex="15pt" fo:font-weight="bold" style:font-weight-asian="bold" style:font-weight-complex="bold"/>
    </style:style>
    <style:style style:name="ce4" style:family="table-cell" style:parent-style-name="Heading_32_1" style:data-style-name="N0">
      <style:table-cell-properties fo:border="none" style:vertical-align="automatic" fo:wrap-option="wrap" style:repeat-content="false"/>
      <style:paragraph-properties fo:text-align="center"/>
      <style:text-properties fo:color="#0E2841" fo:font-size="15pt" style:font-size-asian="15pt" style:font-size-complex="15pt" fo:font-weight="bold" style:font-weight-asian="bold" style:font-weight-complex="bold"/>
    </style:style>
    <style:style style:name="ce5" style:family="table-cell" style:parent-style-name="Heading_32_3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3.40430555555556cm"/>
    </style:style>
    <style:style style:name="ro1" style:family="table-row">
      <style:table-row-properties style:row-height="42.5pt" style:use-optimal-row-height="fals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number-columns-spanned="3" table:number-rows-spanned="1" table:style-name="ce4">
            <text:p>Base Vector Class Runtime</text:p>
          </table:table-cell>
          <table:covered-table-cell table:number-columns-repeated="2"/>
          <table:table-cell table:style-name="ce3"/>
          <table:table-cell office:value-type="string" table:style-name="ce2">
            <text:p>Appearances</text:p>
          </table:table-cell>
          <table:table-cell office:value-type="string" table:style-name="ce2">
            <text:p><text:s/></text:p>
          </table:table-cell>
          <table:table-cell table:style-name="ce3">
            <draw:frame draw:z-index="1" draw:id="id0" draw:style-name="a0" draw:name="Chart 3" svg:x="0.11458in" svg:y="0.1631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5">
            <text:p>Number</text:p>
          </table:table-cell>
          <table:table-cell office:value-type="string" table:style-name="ce5">
            <text:p>Index</text:p>
          </table:table-cell>
          <table:table-cell office:value-type="string" table:style-name="ce5">
            <text:p>Runtime</text:p>
          </table:table-cell>
          <table:table-cell table:style-name="ce1"/>
          <table:table-cell office:value-type="string" table:style-name="ce1">
            <text:p>Index</text:p>
          </table:table-cell>
          <table:table-cell office:value-type="string" table:style-name="ce1">
            <text:p>Reoccurenc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float" office:value="316" table:style-name="ce1">
            <text:p>316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61447" table:style-name="ce1">
            <text:p>61447</text:p>
          </table:table-cell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92170" table:style-name="ce1">
            <text:p>92170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138255" table:style-name="ce1">
            <text:p>138255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694" table:style-name="ce1">
            <text:p>694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207382" table:style-name="ce1">
            <text:p>207382</text:p>
          </table:table-cell>
          <table:table-cell office:value-type="float" office:value="346" table:style-name="ce1">
            <text:p>346</text:p>
          </table:table-cell>
          <table:table-cell table:style-name="ce1"/>
          <table:table-cell office:value-type="float" office:value="711" table:style-name="ce1">
            <text:p>711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311073" table:style-name="ce1">
            <text:p>311073</text:p>
          </table:table-cell>
          <table:table-cell office:value-type="float" office:value="513" table:style-name="ce1">
            <text:p>513</text:p>
          </table:table-cell>
          <table:table-cell table:style-name="ce1"/>
          <table:table-cell office:value-type="float" office:value="2966" table:style-name="ce1">
            <text:p>2966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466609" table:style-name="ce1">
            <text:p>466609</text:p>
          </table:table-cell>
          <table:table-cell office:value-type="float" office:value="624" table:style-name="ce1">
            <text:p>624</text:p>
          </table:table-cell>
          <table:table-cell table:style-name="ce1"/>
          <table:table-cell office:value-type="float" office:value="18207" table:style-name="ce1">
            <text:p>18207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699913" table:style-name="ce1">
            <text:p>699913</text:p>
          </table:table-cell>
          <table:table-cell office:value-type="float" office:value="1017" table:style-name="ce1">
            <text:p>1017</text:p>
          </table:table-cell>
          <table:table-cell table:style-name="ce1"/>
          <table:table-cell office:value-type="float" office:value="40965" table:style-name="ce1">
            <text:p>40965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60589" table:style-name="ce1">
            <text:p>60589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61074" table:style-name="ce1">
            <text:p>61074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61447" table:style-name="ce1">
            <text:p>61447</text:p>
          </table:table-cell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70254" table:style-name="ce1">
            <text:p>70254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92170" table:style-name="ce1">
            <text:p>92170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office:value-type="float" office:value="100457" table:style-name="ce1">
            <text:p>100457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3">
          <table:table-cell table:number-columns-repeated="4"/>
          <table:table-cell office:value-type="float" office:value="132194" table:style-name="ce1">
            <text:p>132194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138255" table:style-name="ce1">
            <text:p>138255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178122" table:style-name="ce1">
            <text:p>17812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207382" table:style-name="ce1">
            <text:p>20738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309631" table:style-name="ce1">
            <text:p>30963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311073" table:style-name="ce1">
            <text:p>31107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466609" table:style-name="ce1">
            <text:p>466609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699913" table:style-name="ce1">
            <text:p>6999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884471" table:style-name="ce1">
            <text:p>88447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551" table:style-name="ro3">
          <table:table-cell table:number-columns-repeated="16384"/>
        </table:table-row>
      </table:table>
      <table:database-ranges>
        <table:database-range table:target-range-address="Sheet1.A2:Sheet1.C10" table:name="Table2" table:display-filter-buttons="true"/>
        <table:database-range table:target-range-address="Sheet1.E1:Sheet1.F25" table:name="Table3" table:display-filter-buttons="true"/>
        <table:database-range table:target-range-address="Sheet1.E3:Sheet1.E2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Klaesges, Thomas</meta:initial-creator>
    <dc:creator>Klaesges, Thomas</dc:creator>
    <meta:creation-date>2024-11-09T00:40:31Z</meta:creation-date>
    <dc:date>2024-11-09T01:53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Appearanc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Index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Reocurrences</text:p>
            </chart:title>
            <chart:grid chart:class="major" chart:style-name="GMa1"/>
          </chart:axis>
          <chart:series chart:values-cell-range-address="Sheet1.$F$3:.$F$25" chart:class="chart:scatter" chart:attached-axis="primary-y" chart:style-name="G0S0">
            <chart:domain table:cell-range-address="Sheet1.$E$3:.$E$25"/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